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f6128" officeooo:paragraph-rsid="001f6128"/>
    </style:style>
    <style:style style:name="T1" style:family="text">
      <style:text-properties officeooo:rsid="001fe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XGBoost</text:h>
      <text:p text:style-name="P1"><text:a xlink:type="simple" xlink:href="https://towardsdatascience.com/https-medium-com-vishalmorde-xgboost-algorithm-long-she-may-rein-edd9f99be63d" text:style-name="Internet_20_link" text:visited-style-name="Visited_20_Internet_20_Link">XGBoost</text:a> <text:span text:style-name="T1">reading</text:span></text:p>
      <text:h text:style-name="Heading_20_1" text:outline-level="1">OpenCV</text:h>
      <text:h text:style-name="Heading_20_2" text:outline-level="2">Gui Features in OpenCV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Slab" svg:font-family="'Roboto Slab', ff-tisa-web-pro, Georgi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3:16:28.175038117</meta:creation-date>
    <dc:date>2020-05-19T16:38:36.162251797</dc:date>
    <meta:editing-duration>PT1H11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50" meta:non-whitespace-character-count="46"/>
  </office:meta>
</office:document-meta>
</file>